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3e916" officeooo:paragraph-rsid="0003e916" style:font-weight-asian="bold" style:font-weight-complex="bold"/>
    </style:style>
    <style:style style:name="P2" style:family="paragraph" style:parent-style-name="Standard">
      <style:text-properties fo:font-weight="normal" officeooo:rsid="0003e916" officeooo:paragraph-rsid="0003e916" style:font-weight-asian="normal" style:font-weight-complex="normal"/>
    </style:style>
    <style:style style:name="P3" style:family="paragraph" style:parent-style-name="Standard">
      <style:text-properties fo:font-weight="normal" officeooo:rsid="00078be7" officeooo:paragraph-rsid="00078be7" style:font-weight-asian="normal" style:font-weight-complex="normal"/>
    </style:style>
    <style:style style:name="P4" style:family="paragraph" style:parent-style-name="Standard">
      <style:text-properties fo:font-weight="normal" officeooo:rsid="0009391c" officeooo:paragraph-rsid="0009391c" style:font-weight-asian="normal" style:font-weight-complex="normal"/>
    </style:style>
    <style:style style:name="P5" style:family="paragraph" style:parent-style-name="Standard">
      <style:text-properties fo:font-weight="normal" officeooo:rsid="0009f1b2" officeooo:paragraph-rsid="0009f1b2" style:font-weight-asian="normal" style:font-weight-complex="normal"/>
    </style:style>
    <style:style style:name="P6" style:family="paragraph" style:parent-style-name="Standard">
      <style:text-properties fo:font-weight="normal" officeooo:rsid="000b99c0" officeooo:paragraph-rsid="000b99c0" style:font-weight-asian="normal" style:font-weight-complex="normal"/>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lr inCloude========================</text:p>
      <text:p text:style-name="P1"/>
      <text:p text:style-name="P2">All Solr queries look for documents using some field. Often you want to query across multiple fields at the same time, and this is what we’ve done so far with the "foundation" query. <text:span text:style-name="T1">This is possible with the use of copy fields, </text:span>which are set up already with this set of configurations. We’ll cover copy fields a little bit more in Exercise 2.</text:p>
      <text:p text:style-name="P2"/>
      <text:p text:style-name="P2"/>
      <text:p text:style-name="P3">Create Collection</text:p>
      <text:p text:style-name="P2"/>
      <text:p text:style-name="P2">bin/solr create -c solrTitanic -s 2 -rf 2</text:p>
      <text:p text:style-name="P2"/>
      <text:p text:style-name="P3">Add Fields</text:p>
      <text:p text:style-name="P3">curl -X POST -H 'Content-type:application/json' --data-binary '{"add-field": {"name":"Name", "type":"text_general", "multiValued":false, "stored":true}}' http://localhost:8983/solr/solrTitanic/schema</text:p>
      <text:p text:style-name="P3"/>
      <text:p text:style-name="P3">curl -X POST -H 'Content-type:application/json' --data-binary '{"add-field": {"name":"Sex", "type":"text_general", "multiValued":false, "stored":true}}' http://localhost:8983/solr/solrTitanic/schema</text:p>
      <text:p text:style-name="P3"/>
      <text:p text:style-name="P3">curl -X POST -H 'Content-type:application/json' --data-binary '{"add-field": {"name":"Cabin", "type":"text_general", "multiValued":false, "stored":true}}' http://localhost:8983/solr/solrTitanic/schema</text:p>
      <text:p text:style-name="P3"/>
      <text:p text:style-name="P3">curl -X POST -H 'Content-type:application/json' --data-binary '{"add-field": {"name":"Embarked", "type":"text_general", "multiValued":false, "stored":true}}' http://localhost:8983/solr/solrTitanic/schema</text:p>
      <text:p text:style-name="P3"/>
      <text:p text:style-name="P3">curl -X POST -H 'Content-type:application/json' --data-binary '{"add-field": {"name":"Age", "type":'pint', "multiValued":false, "stored":true}}' http://localhost:8983/solr/solrTitanic/schema</text:p>
      <text:p text:style-name="P3"/>
      <text:p text:style-name="P3"/>
      <text:p text:style-name="P3">curl -X POST -H 'Content-type:application/json' --data-binary '{"add-field": {"name":"Fare", "type":"pfloat","default":"0.0" "multiValued":false, "stored":true}}' <text:a xlink:type="simple" xlink:href="http://localhost:8983/solr/solrTitanic/schema" text:style-name="Internet_20_link" text:visited-style-name="Visited_20_Internet_20_Link">http://localhost:8983/solr/solrTitanic/schema</text:a></text:p>
      <text:p text:style-name="P3"/>
      <text:p text:style-name="P4">Add Copy Field</text:p>
      <text:p text:style-name="P4">curl -X POST -H 'Content-type:application/json' --data-binary '{"add-copy-field" : {"source":"*","dest":"_text_"}}' http://localhost:8983/solr/solrTitanic/schema</text:p>
      <text:p text:style-name="P4"/>
      <text:p text:style-name="P5">Now Index Traindata</text:p>
      <text:p text:style-name="P5"/>
      <text:p text:style-name="P5"/>
      <text:p text:style-name="P6">Delete added Filed</text:p>
      <text:p text:style-name="P6">curl -X POST -H 'Content-type:application/json' --data-binary '{"delete-field":{ "name":"Age" }}' http://localhost:8983/solr/solrTitanic/schem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0T10:47:21.932626915</meta:creation-date>
    <dc:date>2020-07-10T16:02:29.956566709</dc:date>
    <meta:editing-duration>PT54M34S</meta:editing-duration>
    <meta:editing-cycles>4</meta:editing-cycles>
    <meta:generator>LibreOffice/6.4.4.2$Linux_X86_64 LibreOffice_project/40$Build-2</meta:generator>
    <meta:document-statistic meta:table-count="0" meta:image-count="0" meta:object-count="0" meta:page-count="1" meta:paragraph-count="16" meta:word-count="186" meta:character-count="2028" meta:non-whitespace-character-count="1866"/>
  </office:meta>
</office:document-meta>
</file>